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b21" officeooo:paragraph-rsid="00123b21"/>
    </style:style>
    <style:style style:name="P2" style:family="paragraph" style:parent-style-name="Standard">
      <style:text-properties officeooo:rsid="00127354" officeooo:paragraph-rsid="0012735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7f7e" officeooo:paragraph-rsid="00157f7e" style:font-weight-asian="bold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23b21" officeooo:paragraph-rsid="00123b2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57f7e" officeooo:paragraph-rsid="00157f7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57f7e" officeooo:paragraph-rsid="00157f7e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57f7e" officeooo:paragraph-rsid="00157f7e"/>
    </style:style>
    <style:style style:name="P8" style:family="paragraph" style:parent-style-name="Standard">
      <style:text-properties officeooo:paragraph-rsid="00123b21"/>
    </style:style>
    <style:style style:name="P9" style:family="paragraph" style:parent-style-name="Standard" style:list-style-name="L1">
      <style:text-properties officeooo:rsid="00123b21" officeooo:paragraph-rsid="00123b21"/>
    </style:style>
    <style:style style:name="P10" style:family="paragraph" style:parent-style-name="Standard" style:list-style-name="L1">
      <style:text-properties officeooo:rsid="00127354" officeooo:paragraph-rsid="00127354"/>
    </style:style>
    <style:style style:name="P11" style:family="paragraph" style:parent-style-name="Standard" style:list-style-name="L1">
      <style:text-properties officeooo:rsid="00157f7e" officeooo:paragraph-rsid="00157f7e"/>
    </style:style>
    <style:style style:name="P12" style:family="paragraph" style:parent-style-name="Standard" style:list-style-name="L2">
      <style:text-properties officeooo:rsid="00157f7e" officeooo:paragraph-rsid="00157f7e"/>
    </style:style>
    <style:style style:name="P13" style:family="paragraph" style:parent-style-name="Standard" style:list-style-name="L3">
      <style:text-properties officeooo:rsid="00157f7e" officeooo:paragraph-rsid="00157f7e"/>
    </style:style>
    <style:style style:name="P14" style:family="paragraph" style:parent-style-name="Standard" style:list-style-name="L4">
      <style:text-properties officeooo:rsid="00157f7e" officeooo:paragraph-rsid="00157f7e"/>
    </style:style>
    <style:style style:name="P15" style:family="paragraph" style:parent-style-name="Standard" style:list-style-name="L3">
      <style:text-properties officeooo:rsid="0015ccba" officeooo:paragraph-rsid="0015ccba"/>
    </style:style>
    <style:style style:name="T1" style:family="text">
      <style:text-properties fo:font-size="18pt" style:text-underline-style="solid" style:text-underline-width="auto" style:text-underline-color="font-color" fo:font-weight="bold" officeooo:rsid="00123b21" style:font-size-asian="18pt" style:font-weight-asian="bold" style:font-size-complex="18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officeooo:rsid="00157f7e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Hackathon – </text:span><text:span text:style-name="T2">DeveloperWeek 2022 - Problems/Learning</text:span></text:p>
      <text:p text:style-name="P1"/>
      <text:p text:style-name="P4">Challenges we ran into:</text:p>
      <text:p text:style-name="P4"/>
      <text:p text:style-name="P6">Recommendation challenges</text:p>
      <text:list xml:id="list664762937" text:style-name="L1">
        <text:list-item>
          <text:p text:style-name="P9">Ingredients can be very differentiated, e.g. instead of the simple description “oil” recipes might consist of “Pumpkin seed oil”, “olive oil”, or “sesame oil”</text:p>
          <text:list>
            <text:list-item>
              <text:p text:style-name="P9"><text:s/>Nevertheless, one would like to propose the recipe, because in doubt you could take another oil</text:p>
            </text:list-item>
          </text:list>
          <text:p text:style-name="P10"/>
        </text:list-item>
        <text:list-item>
          <text:p text:style-name="P10">In some cases one might not want to use all the ingredients inserted for an “optimal” recipe. How to exclude one of the inserted ingredients from analysis?</text:p>
          <text:p text:style-name="P10"/>
        </text:list-item>
        <text:list-item>
          <text:p text:style-name="P11">Needed to find a tool to calculate “similarity” of two lists of strings containing ingredients (first list: user-inserted ingredients, second list: recipe to compare with user input)</text:p>
        </text:list-item>
      </text:list>
      <text:p text:style-name="P7"/>
      <text:p text:style-name="P7"/>
      <text:p text:style-name="P6">Technical challenges</text:p>
      <text:list xml:id="list2808288748" text:style-name="L2">
        <text:list-item>
          <text:p text:style-name="P12">Just had very basic HTML</text:p>
        </text:list-item>
      </text:list>
      <text:p text:style-name="P7"/>
      <text:p text:style-name="P7"/>
      <text:p text:style-name="P7"/>
      <text:p text:style-name="P5">What we learned:</text:p>
      <text:p text:style-name="P7"/>
      <text:p text:style-name="P6">Technical skills:</text:p>
      <text:list xml:id="list3225742770" text:style-name="L3">
        <text:list-item>
          <text:p text:style-name="P13">improved the previously very basic HTML skills for front-end design</text:p>
        </text:list-item>
        <text:list-item>
          <text:p text:style-name="P13">deployment of a web application</text:p>
        </text:list-item>
        <text:list-item>
          <text:p text:style-name="P15">natural language processing techniques</text:p>
        </text:list-item>
      </text:list>
      <text:p text:style-name="P7"/>
      <text:p text:style-name="P3">Project organization:</text:p>
      <text:list xml:id="list1640716703" text:style-name="L4">
        <text:list-item>
          <text:p text:style-name="P14">...</text:p>
        </text:list-item>
      </text:list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1:45:19.264065703</meta:creation-date>
    <dc:date>2022-01-27T12:30:35.987306444</dc:date>
    <meta:editing-duration>PT1H15M1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50" meta:character-count="937" meta:non-whitespace-character-count="812"/>
  </office:meta>
</office:document-meta>
</file>